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4.187cm" style:rel-column-width="14442*"/>
    </style:style>
    <style:style style:name="Таблица1.B" style:family="table-column">
      <style:table-column-properties style:column-width="14.813cm" style:rel-column-width="51093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/>
    </style:style>
    <style:style style:name="P6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fo:font-weight="bold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font-variant="normal" fo:text-transform="none" style:font-name="Symbol" fo:font-size="10pt"/>
    </style:style>
    <style:style style:name="T11" style:family="text">
      <style:text-properties style:font-name="Symbol" fo:font-size="10pt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41cm" svg:height="0.661cm" draw:z-index="0"><draw:image xlink:href="../../odt_eng/images/3010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<text:span text:style-name="T2">Submodel </text:span><text:span text:style-name="T9">relay with variable dead band and return band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2" draw:name="Графический объект2" text:anchor-type="as-char" svg:width="2.223cm" svg:height="1.217cm" draw:z-index="0"><draw:image xlink:href="../../odt_eng/images/3010_in_scheme.png" xlink:type="simple" xlink:show="embed" xlink:actuate="onLoad"/></draw:frame>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2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3">The unit </text:span><text:span text:style-name="T5">is vectorized </text:span><text:span text:style-name="T3">and appears as a submodel (assembly).</text:span><text:span text:style-name="T1"> </text:span><text:span text:style-name="T3">To see the algorithm structure press “Actions” → “Enter to Submodel” with the right button.</text:span></text:p>
            <text:p text:style-name="P4"><text:span text:style-name="T2">The unit appears as a submodel with the relay operating algorithm with variable hysteresis (variable return band) and variable dead band.</text:span> <text:span text:style-name="T2">Size of the dead band and size of the return band are set by unit input signals (ports are located at the unit bottom).</text:span></text:p>
            <text:p text:style-name="P5">Input signals:</text:p>
            <text:p text:style-name="P6"><text:span text:style-name="T11">·</text:span><text:span text:style-name="T10"><text:tab/></text:span><text:span text:style-name="T2">Signal – signal processed by the unit.</text:span></text:p>
            <text:p text:style-name="P6"><text:span text:style-name="T11">·</text:span><text:span text:style-name="T10"><text:tab/></text:span><text:span text:style-name="T2">Dead band – width of dead band.</text:span></text:p>
            <text:p text:style-name="P6"><text:span text:style-name="T11">·</text:span><text:span text:style-name="T10"><text:tab/></text:span><text:span text:style-name="T2">Return band – width of return band.</text:span></text:p>
            <text:p text:style-name="P5">Output Signals:</text:p>
            <text:p text:style-name="P6"><text:span text:style-name="T11">·</text:span><text:span text:style-name="T10"><text:tab/></text:span><text:span text:style-name="T2">Relay output – a signal equal to +1 or -1, or 0 in accordance with the unit operating algorithm.</text:span></text:p>
            <text:p text:style-name="P4"><text:span text:style-name="T6">Properties:</text:span><text:span text:style-name="T12"> </text:span><text:span text:style-name="T2">any properties are not required for the operation of the unit.</text:span></text:p>
            <text:p text:style-name="P4"><text:span text:style-name="T4">Note:</text:span> <text:span text:style-name="T2">to implement vector processing signals subject to transformation should be “compressed” into a vector input signal by means of a typical </text:span><text:span text:style-name="T8">Multiplexor</text:span><text:span text:style-name="T7"> </text:span><text:span text:style-name="T2">unit.</text:span></text:p>
            <text:p text:style-name="P7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убмодель релейное с переменными ЗН и ЗВ</dc:title>
    <dc:date>2012-03-05T21:12:41.90</dc:date>
    <meta:editing-cycles>57</meta:editing-cycles>
    <meta:editing-duration>PT4H20M18S</meta:editing-duration>
    <dc:creator>Александр </dc:creator>
    <meta:document-statistic meta:table-count="1" meta:image-count="2" meta:object-count="0" meta:page-count="1" meta:paragraph-count="15" meta:word-count="167" meta:character-count="956"/>
    <meta:user-defined meta:name="Поле 1"/>
    <meta:user-defined meta:name="Поле 2"/>
    <meta:user-defined meta:name="Поле 3"/>
    <meta:user-defined meta:name="Поле 4"/>
  </office:meta>
</office:document-meta>
</file>